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0173" officeooo:paragraph-rsid="00180173"/>
    </style:style>
    <style:style style:name="P2" style:family="paragraph" style:parent-style-name="Standard">
      <style:text-properties style:text-underline-style="none" officeooo:rsid="0017b8cd" officeooo:paragraph-rsid="0017b8cd"/>
    </style:style>
    <style:style style:name="P3" style:family="paragraph" style:parent-style-name="Standard">
      <style:paragraph-properties fo:line-height="150%" fo:text-align="justify" style:justify-single-word="false"/>
      <style:text-properties style:text-underline-style="none" fo:font-weight="bold" officeooo:rsid="0017b8cd" officeooo:paragraph-rsid="0017b8cd" style:font-weight-asian="bold" style:font-weight-complex="bold"/>
    </style:style>
    <style:style style:name="P4" style:family="paragraph" style:parent-style-name="Standard">
      <style:paragraph-properties fo:line-height="150%" fo:text-align="justify" style:justify-single-word="false"/>
      <style:text-properties fo:font-style="italic" style:text-underline-style="none" fo:font-weight="normal" officeooo:rsid="0017b8cd" officeooo:paragraph-rsid="001c5133" style:font-style-asian="italic" style:font-weight-asian="normal" style:font-style-complex="italic" style:font-weight-complex="normal"/>
    </style:style>
    <style:style style:name="P5" style:family="paragraph" style:parent-style-name="Standard">
      <style:paragraph-properties fo:line-height="150%" fo:text-align="justify" style:justify-single-word="false"/>
      <style:text-properties fo:font-style="italic" style:text-underline-style="none" fo:font-weight="normal" officeooo:rsid="0017e9df" officeooo:paragraph-rsid="01261eea" style:font-style-asian="italic" style:font-weight-asian="normal" style:font-style-complex="italic" style:font-weight-complex="normal"/>
    </style:style>
    <style:style style:name="P6" style:family="paragraph" style:parent-style-name="Standard">
      <style:paragraph-properties fo:line-height="150%" fo:text-align="justify" style:justify-single-word="false"/>
      <style:text-properties fo:font-style="normal" style:text-underline-style="none" fo:font-weight="normal" officeooo:rsid="001e0e83" officeooo:paragraph-rsid="001e0e83"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style:text-underline-style="none" fo:font-weight="normal" officeooo:rsid="001fc316" officeooo:paragraph-rsid="001fc316"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normal" style:text-underline-style="none" fo:font-weight="normal" officeooo:rsid="004946d4" officeooo:paragraph-rsid="004acab5"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style:text-underline-style="none" fo:font-weight="normal" officeooo:rsid="002ad317" officeooo:paragraph-rsid="004946d4"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style:text-underline-style="none" fo:font-weight="normal" officeooo:rsid="0055157b" officeooo:paragraph-rsid="0095bd09"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font-style="normal" style:text-underline-style="none" fo:font-weight="normal" officeooo:rsid="0055157b" officeooo:paragraph-rsid="0073e18b"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style="normal" style:text-underline-style="none" fo:font-weight="normal" officeooo:rsid="0059411d" officeooo:paragraph-rsid="00a117c4"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fo:font-style="normal" style:text-underline-style="none" fo:font-weight="normal" officeooo:rsid="009a4d9d" officeooo:paragraph-rsid="00a117c4"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style="normal" style:text-underline-style="none" fo:font-weight="normal" officeooo:rsid="00a4d5cd" officeooo:paragraph-rsid="00a4d5cd"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fo:font-style="normal" style:text-underline-style="none" fo:font-weight="normal" officeooo:rsid="00a4d5cd" officeooo:paragraph-rsid="01390564" style:font-style-asian="normal" style:font-weight-asian="normal" style:font-style-complex="normal" style:font-weight-complex="normal"/>
    </style:style>
    <style:style style:name="P16" style:family="paragraph" style:parent-style-name="Standard">
      <style:paragraph-properties fo:line-height="150%" fo:text-align="justify" style:justify-single-word="false"/>
      <style:text-properties fo:font-style="normal" style:text-underline-style="none" fo:font-weight="normal" officeooo:rsid="00a9bca8" officeooo:paragraph-rsid="00bc5ced" style:font-style-asian="normal" style:font-weight-asian="normal" style:font-style-complex="normal" style:font-weight-complex="normal"/>
    </style:style>
    <style:style style:name="P17" style:family="paragraph" style:parent-style-name="Standard">
      <style:paragraph-properties fo:line-height="150%" fo:text-align="justify" style:justify-single-word="false"/>
      <style:text-properties fo:font-style="normal" style:text-underline-style="none" fo:font-weight="normal" officeooo:rsid="00aeedc2" officeooo:paragraph-rsid="00bc5ced" style:font-style-asian="normal" style:font-weight-asian="normal" style:font-style-complex="normal" style:font-weight-complex="normal"/>
    </style:style>
    <style:style style:name="P18" style:family="paragraph" style:parent-style-name="Standard">
      <style:paragraph-properties fo:line-height="150%" fo:text-align="justify" style:justify-single-word="false"/>
      <style:text-properties fo:font-style="normal" style:text-underline-style="none" fo:font-weight="normal" officeooo:rsid="00e6f0b0" officeooo:paragraph-rsid="010007b4" style:font-style-asian="normal" style:font-weight-asian="normal" style:font-style-complex="normal" style:font-weight-complex="normal"/>
    </style:style>
    <style:style style:name="P19" style:family="paragraph" style:parent-style-name="Standard">
      <style:paragraph-properties fo:line-height="150%" fo:text-align="justify" style:justify-single-word="false"/>
      <style:text-properties fo:font-style="normal" style:text-underline-style="none" fo:font-weight="normal" officeooo:rsid="00296f6a" officeooo:paragraph-rsid="01261eea"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fo:font-style="normal" style:text-underline-style="none" fo:font-weight="normal" officeooo:rsid="01197288" officeooo:paragraph-rsid="0127bef1"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style:text-underline-style="none" fo:font-weight="normal" officeooo:rsid="01197288" officeooo:paragraph-rsid="012f9d8b"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font-style="normal" style:text-underline-style="none" fo:font-weight="normal" officeooo:rsid="00a5f86c" officeooo:paragraph-rsid="01390564"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style="normal" style:text-underline-style="none" fo:font-weight="bold" officeooo:rsid="00a4d5cd" officeooo:paragraph-rsid="00a4d5cd"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style="normal" style:text-underline-style="none" fo:font-weight="bold" officeooo:rsid="001cd8df" officeooo:paragraph-rsid="001cd8df"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style="normal" style:text-underline-style="none" fo:font-weight="bold" officeooo:rsid="01264934" officeooo:paragraph-rsid="0126493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style="normal" style:text-underline-style="none" fo:font-weight="bold" officeooo:rsid="0127bef1" officeooo:paragraph-rsid="0127bef1"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style="normal" style:text-underline-style="solid" style:text-underline-width="auto" style:text-underline-color="font-color" fo:font-weight="bold" officeooo:rsid="00a9bca8" officeooo:paragraph-rsid="00a9bca8"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style="normal" style:text-underline-style="solid" style:text-underline-width="auto" style:text-underline-color="font-color" fo:font-weight="bold" officeooo:rsid="01197288" officeooo:paragraph-rsid="01197288" style:font-style-asian="normal" style:font-weight-asian="bold" style:font-style-complex="normal" style:font-weight-complex="bold"/>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7220"/>
    </style:style>
    <style:style style:name="T2" style:family="text">
      <style:text-properties officeooo:rsid="001fd6d7"/>
    </style:style>
    <style:style style:name="T3" style:family="text">
      <style:text-properties officeooo:rsid="002ad317"/>
    </style:style>
    <style:style style:name="T4" style:family="text">
      <style:text-properties officeooo:rsid="0031176a"/>
    </style:style>
    <style:style style:name="T5" style:family="text">
      <style:text-properties officeooo:rsid="00382345"/>
    </style:style>
    <style:style style:name="T6" style:family="text">
      <style:text-properties officeooo:rsid="004acab5"/>
    </style:style>
    <style:style style:name="T7" style:family="text">
      <style:text-properties officeooo:rsid="00535e91"/>
    </style:style>
    <style:style style:name="T8" style:family="text">
      <style:text-properties officeooo:rsid="0059411d"/>
    </style:style>
    <style:style style:name="T9" style:family="text">
      <style:text-properties officeooo:rsid="005e91d9"/>
    </style:style>
    <style:style style:name="T10" style:family="text">
      <style:text-properties officeooo:rsid="00600a91"/>
    </style:style>
    <style:style style:name="T11" style:family="text">
      <style:text-properties officeooo:rsid="009a4d9d"/>
    </style:style>
    <style:style style:name="T12" style:family="text">
      <style:text-properties officeooo:rsid="00a3bbfd"/>
    </style:style>
    <style:style style:name="T13" style:family="text">
      <style:text-properties officeooo:rsid="00a5f86c"/>
    </style:style>
    <style:style style:name="T14" style:family="text">
      <style:text-properties officeooo:rsid="00aeedc2"/>
    </style:style>
    <style:style style:name="T15" style:family="text">
      <style:text-properties officeooo:rsid="00b568e4"/>
    </style:style>
    <style:style style:name="T16" style:family="text">
      <style:text-properties officeooo:rsid="00c48918"/>
    </style:style>
    <style:style style:name="T17" style:family="text">
      <style:text-properties officeooo:rsid="00c66a19"/>
    </style:style>
    <style:style style:name="T18" style:family="text">
      <style:text-properties fo:language="ru" fo:country="RU" officeooo:rsid="00db8fd3"/>
    </style:style>
    <style:style style:name="T19" style:family="text">
      <style:text-properties fo:language="de" fo:country="DE" officeooo:rsid="00db8fd3"/>
    </style:style>
    <style:style style:name="T20" style:family="text">
      <style:text-properties style:font-name="Liberation Serif1" fo:language="de" fo:country="DE" style:font-name-asian="Liberation Serif1" style:font-name-complex="Liberation Serif1"/>
    </style:style>
    <style:style style:name="T21" style:family="text">
      <style:text-properties style:font-name="Liberation Serif1" fo:language="de" fo:country="DE" officeooo:rsid="00db8fd3" style:font-name-asian="Liberation Serif1" style:font-name-complex="Liberation Serif1"/>
    </style:style>
    <style:style style:name="T22" style:family="text">
      <style:text-properties style:font-name="Liberation Serif1" fo:language="de" fo:country="DE" officeooo:rsid="00ddada8" style:font-name-asian="Liberation Serif1" style:font-name-complex="Liberation Serif1"/>
    </style:style>
    <style:style style:name="T23" style:family="text">
      <style:text-properties style:font-name="Liberation Serif1" fo:language="de" fo:country="DE" officeooo:rsid="00de7937" style:font-name-asian="Liberation Serif1" style:font-name-complex="Liberation Serif1"/>
    </style:style>
    <style:style style:name="T24" style:family="text">
      <style:text-properties style:font-name="Liberation Serif1" fo:language="de" fo:country="DE" officeooo:rsid="00e2bdd5" style:font-name-asian="Liberation Serif1" style:font-name-complex="Liberation Serif1"/>
    </style:style>
    <style:style style:name="T25" style:family="text">
      <style:text-properties style:font-name="Liberation Serif1" fo:language="de" fo:country="DE" officeooo:rsid="00e43993" style:font-name-asian="Liberation Serif1" style:font-name-complex="Liberation Serif1"/>
    </style:style>
    <style:style style:name="T26" style:family="text">
      <style:text-properties style:font-name="Liberation Serif1" fo:language="de" fo:country="DE" officeooo:rsid="00e5fdf3" style:font-name-asian="Liberation Serif1" style:font-name-complex="Liberation Serif1"/>
    </style:style>
    <style:style style:name="T27" style:family="text">
      <style:text-properties style:font-name="Liberation Serif1" fo:language="de" fo:country="DE" officeooo:rsid="00e628d6" style:font-name-asian="Liberation Serif1" style:font-name-complex="Liberation Serif1"/>
    </style:style>
    <style:style style:name="T28" style:family="text">
      <style:text-properties style:font-name="Liberation Serif1" fo:language="de" fo:country="DE" officeooo:rsid="00e6f0b0" style:font-name-asian="Liberation Serif1" style:font-name-complex="Liberation Serif1"/>
    </style:style>
    <style:style style:name="T29" style:family="text">
      <style:text-properties style:font-name="Liberation Serif1" fo:language="de" fo:country="DE" officeooo:rsid="00e73ba8" style:font-name-asian="Liberation Serif1" style:font-name-complex="Liberation Serif1"/>
    </style:style>
    <style:style style:name="T30" style:family="text">
      <style:text-properties style:font-name="Liberation Serif1" fo:language="de" fo:country="DE" officeooo:rsid="00e7c0df" style:font-name-asian="Liberation Serif1" style:font-name-complex="Liberation Serif1"/>
    </style:style>
    <style:style style:name="T31" style:family="text">
      <style:text-properties style:font-name="Liberation Serif1" fo:language="de" fo:country="DE" officeooo:rsid="00e82f2f" style:font-name-asian="Liberation Serif1" style:font-name-complex="Liberation Serif1"/>
    </style:style>
    <style:style style:name="T32" style:family="text">
      <style:text-properties style:font-name="Liberation Serif1" fo:language="de" fo:country="DE" officeooo:rsid="00ebad8b" style:font-name-asian="Liberation Serif1" style:font-name-complex="Liberation Serif1"/>
    </style:style>
    <style:style style:name="T33" style:family="text">
      <style:text-properties style:font-name="Liberation Serif1" fo:language="de" fo:country="DE" officeooo:rsid="00ed7ecf" style:font-name-asian="Liberation Serif1" style:font-name-complex="Liberation Serif1"/>
    </style:style>
    <style:style style:name="T34" style:family="text">
      <style:text-properties style:font-name="Liberation Serif1" fo:language="de" fo:country="DE" officeooo:rsid="00ef1ef1" style:font-name-asian="Liberation Serif1" style:font-name-complex="Liberation Serif1"/>
    </style:style>
    <style:style style:name="T35" style:family="text">
      <style:text-properties style:font-name="Liberation Serif1" fo:language="de" fo:country="DE" officeooo:rsid="00f023f2" style:font-name-asian="Liberation Serif1" style:font-name-complex="Liberation Serif1"/>
    </style:style>
    <style:style style:name="T36" style:family="text">
      <style:text-properties style:font-name="Liberation Serif1" fo:language="de" fo:country="DE" officeooo:rsid="00f113c7" style:font-name-asian="Liberation Serif1" style:font-name-complex="Liberation Serif1"/>
    </style:style>
    <style:style style:name="T37" style:family="text">
      <style:text-properties style:font-name="Liberation Serif1" fo:language="de" fo:country="DE" officeooo:rsid="00f13c50" style:font-name-asian="Liberation Serif1" style:font-name-complex="Liberation Serif1"/>
    </style:style>
    <style:style style:name="T38" style:family="text">
      <style:text-properties style:font-name="Liberation Serif1" fo:language="de" fo:country="DE" officeooo:rsid="00f21430" style:font-name-asian="Liberation Serif1" style:font-name-complex="Liberation Serif1"/>
    </style:style>
    <style:style style:name="T39" style:family="text">
      <style:text-properties style:font-name="Liberation Serif1" fo:language="de" fo:country="DE" officeooo:rsid="00f28491" style:font-name-asian="Liberation Serif1" style:font-name-complex="Liberation Serif1"/>
    </style:style>
    <style:style style:name="T40" style:family="text">
      <style:text-properties style:font-name="Liberation Serif1" fo:language="de" fo:country="DE" officeooo:rsid="00f3365e" style:font-name-asian="Liberation Serif1" style:font-name-complex="Liberation Serif1"/>
    </style:style>
    <style:style style:name="T41" style:family="text">
      <style:text-properties style:font-name="Liberation Serif1" fo:language="de" fo:country="DE" officeooo:rsid="00f37e78" style:font-name-asian="Liberation Serif1" style:font-name-complex="Liberation Serif1"/>
    </style:style>
    <style:style style:name="T42" style:family="text">
      <style:text-properties style:font-name="Liberation Serif1" fo:language="de" fo:country="DE" officeooo:rsid="00f42869" style:font-name-asian="Liberation Serif1" style:font-name-complex="Liberation Serif1"/>
    </style:style>
    <style:style style:name="T43" style:family="text">
      <style:text-properties style:font-name="Liberation Serif1" fo:language="de" fo:country="DE" officeooo:rsid="00f6126d" style:font-name-asian="Liberation Serif1" style:font-name-complex="Liberation Serif1"/>
    </style:style>
    <style:style style:name="T44" style:family="text">
      <style:text-properties style:font-name="Liberation Serif1" fo:language="de" fo:country="DE" officeooo:rsid="00f744c4" style:font-name-asian="Liberation Serif1" style:font-name-complex="Liberation Serif1"/>
    </style:style>
    <style:style style:name="T45" style:family="text">
      <style:text-properties style:font-name="Liberation Serif1" fo:language="de" fo:country="DE" officeooo:rsid="00f79ea5" style:font-name-asian="Liberation Serif1" style:font-name-complex="Liberation Serif1"/>
    </style:style>
    <style:style style:name="T46" style:family="text">
      <style:text-properties style:font-name="Liberation Serif1" fo:language="de" fo:country="DE" officeooo:rsid="00f90aa4" style:font-name-asian="Liberation Serif1" style:font-name-complex="Liberation Serif1"/>
    </style:style>
    <style:style style:name="T47" style:family="text">
      <style:text-properties style:font-name="Liberation Serif1" fo:language="de" fo:country="DE" officeooo:rsid="00fa5cf3" style:font-name-asian="Liberation Serif1" style:font-name-complex="Liberation Serif1"/>
    </style:style>
    <style:style style:name="T48" style:family="text">
      <style:text-properties style:font-name="Liberation Serif1" fo:language="de" fo:country="DE" officeooo:rsid="00fada28" style:font-name-asian="Liberation Serif1" style:font-name-complex="Liberation Serif1"/>
    </style:style>
    <style:style style:name="T49" style:family="text">
      <style:text-properties style:font-name="Liberation Serif1" fo:language="de" fo:country="DE" officeooo:rsid="00fbd85c" style:font-name-asian="Liberation Serif1" style:font-name-complex="Liberation Serif1"/>
    </style:style>
    <style:style style:name="T50" style:family="text">
      <style:text-properties style:font-name="Liberation Serif1" fo:language="de" fo:country="DE" officeooo:rsid="00fcc943" style:font-name-asian="Liberation Serif1" style:font-name-complex="Liberation Serif1"/>
    </style:style>
    <style:style style:name="T51" style:family="text">
      <style:text-properties style:font-name="Liberation Serif1" fo:language="de" fo:country="DE" officeooo:rsid="00ff30b7" style:font-name-asian="Liberation Serif1" style:font-name-complex="Liberation Serif1"/>
    </style:style>
    <style:style style:name="T52" style:family="text">
      <style:text-properties style:font-name="Liberation Serif1" fo:language="de" fo:country="DE" officeooo:rsid="010007b4" style:font-name-asian="Liberation Serif1" style:font-name-complex="Liberation Serif1"/>
    </style:style>
    <style:style style:name="T53" style:family="text">
      <style:text-properties style:font-name="Liberation Serif1" fo:language="de" fo:country="DE" officeooo:rsid="01001828" style:font-name-asian="Liberation Serif1" style:font-name-complex="Liberation Serif1"/>
    </style:style>
    <style:style style:name="T54" style:family="text">
      <style:text-properties style:font-name="Liberation Serif1" fo:language="de" fo:country="DE" officeooo:rsid="01006fc5" style:font-name-asian="Liberation Serif1" style:font-name-complex="Liberation Serif1"/>
    </style:style>
    <style:style style:name="T55" style:family="text">
      <style:text-properties style:font-name="Liberation Serif1" fo:language="de" fo:country="DE" officeooo:rsid="0101b325" style:font-name-asian="Liberation Serif1" style:font-name-complex="Liberation Serif1"/>
    </style:style>
    <style:style style:name="T56" style:family="text">
      <style:text-properties style:font-name="Liberation Serif1" fo:language="de" fo:country="DE" officeooo:rsid="0102cb62" style:font-name-asian="Liberation Serif1" style:font-name-complex="Liberation Serif1"/>
    </style:style>
    <style:style style:name="T57" style:family="text">
      <style:text-properties style:font-name="Liberation Serif1" fo:language="de" fo:country="DE" officeooo:rsid="0104b1e0" style:font-name-asian="Liberation Serif1" style:font-name-complex="Liberation Serif1"/>
    </style:style>
    <style:style style:name="T58" style:family="text">
      <style:text-properties style:font-name="Liberation Serif1" fo:language="de" fo:country="DE" officeooo:rsid="01063d61" style:font-name-asian="Liberation Serif1" style:font-name-complex="Liberation Serif1"/>
    </style:style>
    <style:style style:name="T59" style:family="text">
      <style:text-properties style:font-name="Liberation Serif1" fo:language="de" fo:country="DE" officeooo:rsid="01066f74" style:font-name-asian="Liberation Serif1" style:font-name-complex="Liberation Serif1"/>
    </style:style>
    <style:style style:name="T60" style:family="text">
      <style:text-properties style:font-name="Liberation Serif1" fo:language="de" fo:country="DE" officeooo:rsid="010a8036" style:font-name-asian="Liberation Serif1" style:font-name-complex="Liberation Serif1"/>
    </style:style>
    <style:style style:name="T61" style:family="text">
      <style:text-properties style:font-name="Liberation Serif1" fo:language="de" fo:country="DE" officeooo:rsid="010b9d86" style:font-name-asian="Liberation Serif1" style:font-name-complex="Liberation Serif1"/>
    </style:style>
    <style:style style:name="T62" style:family="text">
      <style:text-properties style:font-name="Liberation Serif1" fo:language="de" fo:country="DE" officeooo:rsid="010c4464" style:font-name-asian="Liberation Serif1" style:font-name-complex="Liberation Serif1"/>
    </style:style>
    <style:style style:name="T63" style:family="text">
      <style:text-properties style:font-name="Liberation Serif1" fo:language="de" fo:country="DE" officeooo:rsid="010d9e1a" style:font-name-asian="Liberation Serif1" style:font-name-complex="Liberation Serif1"/>
    </style:style>
    <style:style style:name="T64" style:family="text">
      <style:text-properties style:font-name="Liberation Serif1" fo:language="de" fo:country="DE" officeooo:rsid="010e3436" style:font-name-asian="Liberation Serif1" style:font-name-complex="Liberation Serif1"/>
    </style:style>
    <style:style style:name="T65" style:family="text">
      <style:text-properties style:font-name="Liberation Serif1" fo:language="de" fo:country="DE" officeooo:rsid="0110e135" style:font-name-asian="Liberation Serif1" style:font-name-complex="Liberation Serif1"/>
    </style:style>
    <style:style style:name="T66" style:family="text">
      <style:text-properties style:font-name="Liberation Serif1" fo:language="de" fo:country="DE" officeooo:rsid="01130f67" style:font-name-asian="Liberation Serif1" style:font-name-complex="Liberation Serif1"/>
    </style:style>
    <style:style style:name="T67" style:family="text">
      <style:text-properties style:font-name="Liberation Serif1" fo:language="de" fo:country="DE" officeooo:rsid="01148564" style:font-name-asian="Liberation Serif1" style:font-name-complex="Liberation Serif1"/>
    </style:style>
    <style:style style:name="T68" style:family="text">
      <style:text-properties style:font-name="Liberation Serif1" fo:language="de" fo:country="DE" officeooo:rsid="0119060c" style:font-name-asian="Liberation Serif1" style:font-name-complex="Liberation Serif1"/>
    </style:style>
    <style:style style:name="T69" style:family="text">
      <style:text-properties style:font-name="Liberation Serif1" fo:language="de" fo:country="DE" officeooo:rsid="011a4b2d" style:font-name-asian="Liberation Serif1" style:font-name-complex="Liberation Serif1"/>
    </style:style>
    <style:style style:name="T70" style:family="text">
      <style:text-properties style:font-name="Liberation Serif1" fo:language="de" fo:country="DE" officeooo:rsid="011aa9c3" style:font-name-asian="Liberation Serif1" style:font-name-complex="Liberation Serif1"/>
    </style:style>
    <style:style style:name="T71" style:family="text">
      <style:text-properties style:font-name="Liberation Serif1" fo:language="de" fo:country="DE" officeooo:rsid="011ce920" style:font-name-asian="Liberation Serif1" style:font-name-complex="Liberation Serif1"/>
    </style:style>
    <style:style style:name="T72" style:family="text">
      <style:text-properties style:font-name="Liberation Serif1" fo:language="de" fo:country="DE" officeooo:rsid="011cf3b4" style:font-name-asian="Liberation Serif1" style:font-name-complex="Liberation Serif1"/>
    </style:style>
    <style:style style:name="T73" style:family="text">
      <style:text-properties style:font-name="Liberation Serif1" fo:language="de" fo:country="DE" officeooo:rsid="011d9b84" style:font-name-asian="Liberation Serif1" style:font-name-complex="Liberation Serif1"/>
    </style:style>
    <style:style style:name="T74" style:family="text">
      <style:text-properties style:font-name="Liberation Serif1" fo:language="de" fo:country="DE" officeooo:rsid="012111b1" style:font-name-asian="Liberation Serif1" style:font-name-complex="Liberation Serif1"/>
    </style:style>
    <style:style style:name="T75" style:family="text">
      <style:text-properties style:font-name="Liberation Serif1" fo:language="de" fo:country="DE" officeooo:rsid="0122d8f6" style:font-name-asian="Liberation Serif1" style:font-name-complex="Liberation Serif1"/>
    </style:style>
    <style:style style:name="T76" style:family="text">
      <style:text-properties style:font-name="Liberation Serif1" fo:language="de" fo:country="DE" officeooo:rsid="0127bef1" style:font-name-asian="Liberation Serif1" style:font-name-complex="Liberation Serif1"/>
    </style:style>
    <style:style style:name="T77" style:family="text">
      <style:text-properties style:font-name="Liberation Serif1" fo:language="de" fo:country="DE" officeooo:rsid="0129bd6b" style:font-name-asian="Liberation Serif1" style:font-name-complex="Liberation Serif1"/>
    </style:style>
    <style:style style:name="T78" style:family="text">
      <style:text-properties style:font-name="Liberation Serif1" fo:language="de" fo:country="DE" officeooo:rsid="012aac79" style:font-name-asian="Liberation Serif1" style:font-name-complex="Liberation Serif1"/>
    </style:style>
    <style:style style:name="T79" style:family="text">
      <style:text-properties style:font-name="Liberation Serif1" fo:language="de" fo:country="DE" officeooo:rsid="012db7cb" style:font-name-asian="Liberation Serif1" style:font-name-complex="Liberation Serif1"/>
    </style:style>
    <style:style style:name="T80" style:family="text">
      <style:text-properties style:font-name="Liberation Serif1" fo:language="de" fo:country="DE" officeooo:rsid="012f9d8b" style:font-name-asian="Liberation Serif1" style:font-name-complex="Liberation Serif1"/>
    </style:style>
    <style:style style:name="T81" style:family="text">
      <style:text-properties style:font-name="Liberation Serif1" fo:language="de" fo:country="DE" officeooo:rsid="012ff0a3" style:font-name-asian="Liberation Serif1" style:font-name-complex="Liberation Serif1"/>
    </style:style>
    <style:style style:name="T82" style:family="text">
      <style:text-properties style:font-name="Liberation Serif1" fo:language="de" fo:country="DE" officeooo:rsid="0134755e" style:font-name-asian="Liberation Serif1" style:font-name-complex="Liberation Serif1"/>
    </style:style>
    <style:style style:name="T83" style:family="text">
      <style:text-properties style:font-name="Liberation Serif1" fo:language="de" fo:country="DE" officeooo:rsid="0134e1f9" style:font-name-asian="Liberation Serif1" style:font-name-complex="Liberation Serif1"/>
    </style:style>
    <style:style style:name="T84" style:family="text">
      <style:text-properties style:font-name="Liberation Serif1" fo:language="de" fo:country="DE" officeooo:rsid="0134f90e" style:font-name-asian="Liberation Serif1" style:font-name-complex="Liberation Serif1"/>
    </style:style>
    <style:style style:name="T85" style:family="text">
      <style:text-properties style:font-name="Liberation Serif1" fo:language="de" fo:country="DE" officeooo:rsid="0137d177" style:font-name-asian="Liberation Serif1" style:font-name-complex="Liberation Serif1"/>
    </style:style>
    <style:style style:name="T86" style:family="text">
      <style:text-properties style:font-name="Liberation Serif1" fo:language="de" fo:country="DE" officeooo:rsid="01390564" style:font-name-asian="Liberation Serif1" style:font-name-complex="Liberation Serif1"/>
    </style:style>
    <style:style style:name="T87" style:family="text">
      <style:text-properties style:font-name="Liberation Serif1" fo:language="de" fo:country="DE" officeooo:rsid="013b97ce" style:font-name-asian="Liberation Serif1" style:font-name-complex="Liberation Serif1"/>
    </style:style>
    <style:style style:name="T88" style:family="text">
      <style:text-properties style:font-name="Liberation Serif1" fo:language="de" fo:country="DE" officeooo:rsid="013c26b9" style:font-name-asian="Liberation Serif1" style:font-name-complex="Liberation Serif1"/>
    </style:style>
    <style:style style:name="T89" style:family="text">
      <style:text-properties style:font-name="Liberation Serif1" fo:language="de" fo:country="DE" officeooo:rsid="013cba63" style:font-name-asian="Liberation Serif1" style:font-name-complex="Liberation Serif1"/>
    </style:style>
    <style:style style:name="T90" style:family="text">
      <style:text-properties style:font-name="Liberation Serif1" fo:language="de" fo:country="DE" officeooo:rsid="013d8dd5" style:font-name-asian="Liberation Serif1" style:font-name-complex="Liberation Serif1"/>
    </style:style>
    <style:style style:name="T91" style:family="text">
      <style:text-properties style:font-name="Liberation Serif1" fo:language="de" fo:country="DE" officeooo:rsid="01404958" style:font-name-asian="Liberation Serif1" style:font-name-complex="Liberation Serif1"/>
    </style:style>
    <style:style style:name="T92" style:family="text">
      <style:text-properties style:font-name="Liberation Serif1" fo:language="de" fo:country="DE" officeooo:rsid="014150ba" style:font-name-asian="Liberation Serif1" style:font-name-complex="Liberation Serif1"/>
    </style:style>
    <style:style style:name="T93" style:family="text">
      <style:text-properties style:font-name="Liberation Serif1" fo:language="de" fo:country="DE" officeooo:rsid="01435046" style:font-name-asian="Liberation Serif1" style:font-name-complex="Liberation Serif1"/>
    </style:style>
    <style:style style:name="T94" style:family="text">
      <style:text-properties style:font-name="Liberation Serif1" fo:language="de" fo:country="DE" officeooo:rsid="01470fae" style:font-name-asian="Liberation Serif1" style:font-name-complex="Liberation Serif1"/>
    </style:style>
    <style:style style:name="T95" style:family="text">
      <style:text-properties style:font-name="Liberation Serif1" fo:language="de" fo:country="DE" officeooo:rsid="01471784" style:font-name-asian="Liberation Serif1" style:font-name-complex="Liberation Serif1"/>
    </style:style>
    <style:style style:name="T96" style:family="text">
      <style:text-properties officeooo:rsid="01148564"/>
    </style:style>
    <style:style style:name="T97" style:family="text">
      <style:text-properties officeooo:rsid="0124a4ae"/>
    </style:style>
    <style:style style:name="T98" style:family="text">
      <style:text-properties officeooo:rsid="01261eea"/>
    </style:style>
    <style:style style:name="T99" style:family="text">
      <style:text-properties officeooo:rsid="01264934"/>
    </style:style>
    <style:style style:name="T100" style:family="text">
      <style:text-properties officeooo:rsid="012c1f5d"/>
    </style:style>
    <style:style style:name="T101" style:family="text">
      <style:text-properties officeooo:rsid="012ff0a3"/>
    </style:style>
    <style:style style:name="T102" style:family="text">
      <style:text-properties officeooo:rsid="014150ba"/>
    </style:style>
    <style:style style:name="T103" style:family="text">
      <style:text-properties officeooo:rsid="01470fae"/>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ch im Norden brennt ein Licht, dorthin gehen Heer und Flotte nicht… </text:p>
      <text:p text:style-name="P2">Harry Potter NextGen (Albus Potter 3. Jahr) X Die Reiter von Berk x Feuerreiter Ihrer Majestät</text:p>
      <text:p text:style-name="P2"/>
      <text:p text:style-name="P3">Intro</text:p>
      <text:p text:style-name="P4">Albus Severus Potter besucht mittlerweile im dritten Jahr die Hogwartsschule für Hexerei und Zauberei, als die magische Gemeinschaft durch <text:span text:style-name="T97">eine Serie von </text:span>Überfälle<text:span text:style-name="T97">n</text:span> <text:span text:style-name="T97">verunsichert</text:span> wird. <text:span text:style-name="T97">In den Einsatzberichten der zuständigen Auroren werden ungewöhnlichen Drachenarten erwähnt; ungewöhnlich weil nicht einheimisch und außerordentlich gerissen. Aus den Berichten geht auch hervor, dass ausschließlich magische Artefakte gestohlen wurden. Mit dem neuen Jahr beginnen auch neue Sorgen, denn Hogwarts ist mit als größter Hort magischer Artefakte bekannt.</text:span></text:p>
      <text:p text:style-name="P5">Gleichzeitig mit dem Einfluss auf die magische Gemeinde, w<text:span text:style-name="T5">ar</text:span> auch eine andere Gemeinde von diesen Ereignissen <text:span text:style-name="T5">b</text:span>etroffen. Eher durch die Drachen denn die Artefakte. Diese Drachen waren nämlich von keinen bisher erwähnt worden. Dennoch konnte man die ungefähre Herkunft eingrenzen: Der hohe Norden.</text:p>
      <text:p text:style-name="P5">Diese Erkenntnis überraschte niemanden, denn von den nördlichen Drachen, <text:span text:style-name="T98">wie von Drachen überhaupt,</text:span> waren nur wenige bekannt und erforscht. <text:span text:style-name="T97">Dennoch gab es eine Gemeinschaft, die sich mit diesen Wesen beschäftigten. </text:span>Die Leitung dieser G<text:span text:style-name="T97">emeinschaft</text:span> bot dem Minister für Zauberei an, den Schutz von Hogwarts zu erweitern.</text:p>
      <text:p text:style-name="P5">Dieses Angebot wurde dankend angenommen, stieß dennoch auf in der <text:span text:style-name="T98">Gemeinschaft</text:span> auf wenig Gegenliebe, was aber an der nomadischen Struktur <text:span text:style-name="T4">dieser</text:span> lag.</text:p>
      <text:p text:style-name="P4"/>
      <text:p text:style-name="P24">Kapitel 1: <text:span text:style-name="T9">Die Reiter kehren ein</text:span></text:p>
      <text:p text:style-name="P23">POV Albus</text:p>
      <text:p text:style-name="P6">Albus Potter war leicht enttäuscht in den Hogwarts–Express gestiegen, denn er konnte sich nicht wie üblich von seinem Vater verabschieden. <text:span text:style-name="T1">Seine Mutter hatte es ihn am Frühstückstisch erklärt: „Du weißt doch, warum Harry nicht mitkommen kann: Er muss seine Arbeit machen.“ „Onkel Bill macht doch was mit Drachen, oder? Der kann sich doch darum kümmern!“ Ginny lächelte und meinte: „Tja, du hast zwar recht, aber diese Drachen sind absolut ungewöhnlich. Sowohl Harry als auch Bill arbeiten daran.“ „Wie, die arbeiten beide daran? Also kann Papa doch mit kommen!“ „Tut mir leid mein Lieber, beide wissen nicht so richtig mit dieser Situation umzugehen und Harry bedauert es wirklich.“ James meinte: „Du kannst Papa ja trotzdem schreiben.“ „Das ist aber nicht dasselbe!“ „Ich bin auch traurig, dass Papa nicht mitkommen kann aber er ist bestimmt bald fertig.“, sagte Lily hoffnungsvoll. Ginny seufzte.</text:span></text:p>
      <text:p text:style-name="P7">Auf der Suche nach einem Sitzplatz <text:span text:style-name="T2">kam er an einer Gruppe vorbei, die er bisher nicht gesehen hatte. Auch sahen sie zu alt aus, um neu zu sein. Die Gruppe war zu sechst. Auf der linken Seite <text:s/>saß am Fenster ein rothaariger Junge, neben ihm ein blondes Mädchen und daneben ein breiter </text:span><text:soft-page-break/><text:span text:style-name="T2">schwarzhaariger Junge. Gegenüber saß ein – höflich aus gedrückt – <text:s/>beleibter, braunhaariger Junge, neben dem ein blonder Junge und daneben ein blondes Mädchen. Der beleibte Junge meinte gerade: „… Ich weiß doch nicht was sie unterwegs bekommt, am Ende hat sie eine Vergiftung.“ „Fischbein, Steinklops isst Fisch wie jeder andere Drache auch. Außerdem wissen die Reiter einiges mehr über Drachen.“, erwiderte der rothaarige. „Ich schwöre, wenn irgendeiner von denen Hakenzahn angreift, den werde ich unangespitzt in den Boden rammen!“, knurrte der schwarzhaarige. Das blonde Mädchen neben ihm stöhnte und rammte ihren Ellenbogen in seine Seite. Albus wurde von rechts angeblafft: „Hast du was verloren? Oder warum starrst du so?“ Albus zuckte zusammen und setzte seine Suche fort. Wenig später kehrte er zu dem Abteil der komischen Gruppe zurück und sagte zu ihnen: „Ich möchte mich entschuldigen, dass ich euch belauscht habe.“ Das blonde Mädchen neben dem rothaarigen winkte ab. „Ihr habt mit Drachen zu tun?“ wollte Albus wissen. Der rothaarige richtete sich auf und meinte: „Ja. Warum fragst du?“ „Mein Vater hat auch mit Drachen zu tun. Was wollt ihr in Hogwarts?“ „Wir müssen da arbeiten.“ „Wirklich? Und eure Drachen dürfen mit?“ Die blonde mischte sich ein: „Ja. Aber wir dürfen sie nicht selber dahin bringen. Verzeih ihm bitte seine Unhöflichkeit,aber er macht sich auch Sorgen um seinen Drachen.“ „Oh.“</text:span></text:p>
      <text:p text:style-name="P19">Für die nächsten paar Stunden tauschte Albus mit der Gruppe Informationen aus: Der rothaarige hieß Hicks, das Mädchen neben <text:span text:style-name="T3">ihm Astrid, der schwarzhaarige wurde Rotzbakke genannt. Denen gegenüber saßen Fischbein und die Zwillinge Raffnus und Taffnus. Alle hatten sie einen etwas merkwürdigen Akzent, aber auch auf Hogwarts gab es dutzende von Akzenten. Da die Gruppe in Hogwarts arbeiten musste(weiß der Irrwicht was), erläuterte Albus ihnen die Eigenheiten von Hogwarts. Zwar gab es immer noch eine gewisse Feindseligkeit zwischen <text:s/>Gryffindor und Slytherin, die sich aber in den Jahren nach der Schlacht verringert hatten und mittlerweile nur noch im Quidditch ausgelebt wurden(und in gelegentlichen Rangeleien). Auch warnte er sie vor einigen Eigenheiten der Lehrer. So zum Beispiel der ewige Professor Binns, der tierliebe Halbriese Hagrid, dem verfluchten Fach. Und von den Geistern erzählte er ihnen. Im Gegenzug erzählten sie Albus von den Eigenheiten ihrer Heimat: neun Monate Schnee, drei Hagel. Felder mit Drachen pflügen und mit ihrem Mist zu düngen. Drachenrennen um Berk und die anderen Inseln. Albus erzählte ihnen gerade von dem Brauch der Siebtklässlern, in den Wochen zwischen Prüfung und Ferien eigenen Unterricht zu geben und den Lehrern Streiche zu spielen, als die Lichter ihre Farbe änderten. Gleichzeitig bildeten sich an den Fenstern Eisblumen. „Oh, oh!“, machte Fischbein, „Was ist denn jetzt passiert?“ „Dementoren. Unheimliche Gestalten. Mein Vater hat mir erzählt, das sie den Zug untersuchen sollen…“, antwortete Albus, der offenbar noch mehr sagen wollte aber von einem hohen Sirren unterbrochen wurde. Kurz darauf gab es einen violetten Blitz und der Waggon wackelte etwas. „Tändlös.“, murmelte Hicks, „Sie ham‘s geschafft.“ Die anderen entspannten sich </text:span><text:soft-page-break/><text:span text:style-name="T3">nur Albus fragte: „Wer?“ „Zahnlos, mein Drache. Wir haben uns Sorgen um unsere Freunde gemacht.“ Fischbein stieß mit einmal einen spitzen Schrei aus. Hicks war einen Blick nach draußen und wurde bleich, Albus stand auf und drehte sich um. Ein Dementor schwebte neben dem Fenster, obwohl der Zug in voller Fahrt war. Albus merkte wie ihm kalt und schwummerig wurde, bis ein Blitz den Dementoren erfasste, der ihn wegschleuderte. Ein bleiches Leuchten schob sich am Fenster vorbei. Das Zentrum dieses Leuchtens war über einem stacheligen, gefleckten Etwas von der Größe eines Pkw‘s. Albus brauchte einen Augenblick, um zu verstehen, dass er einen Drachenkopf sah. Als das Licht auf Fensterhöhe war wechselte es für einige Sekunden seine Farbe. Hicks meinte: „Rotzbakke, gib das Signal.“</text:span></text:p>
      <text:p text:style-name="P9">Daraufhin ging das Licht <text:span text:style-name="T16">im Abteil </text:span>in einem Muster aus: Lang, Kurz. Dann eine kleine Pause. Und weiter: lang, kurz, kurz. Pause. Kurz, lang, kurz, kurz. Pause. Kurz, lang, kurz. Pause. Kurz, kurz. Pause. Kurz, kurz, kurz, lang, lang. Pause. Lang, kurz, kurz, kurz, kurz, lang. Pause. Kurz, lang, kurz, lang, kurz, lang. Pause. Kurz, lang, lang, lang, lang.</text:p>
      <text:p text:style-name="P8">Als <text:span text:style-name="T10">Antwort</text:span> blinkte das Licht zweimal grün und einmal violett. <text:span text:style-name="T6">Danach nahm das Licht an Fahrt zu und kippte dann weg, als der Zug in einen Tunnel einfuhr. Einige Leute schienen auf diesem Drachen herumzuturnen. Sie setzten sich wieder.</text:span></text:p>
      <text:p text:style-name="P8">Albus wandte sich an Astrid: „Was um alles war das gerade?“ „Einer unserer Freunde hat nach uns gesucht und gefunden.“ „Ich meine dieses Licht-an, Licht-aus und so weiter“ „Achso! Das ist eine Kommunikation, die relativ alt und effektiv ist: Morsen. Rotzbakke hat unsere Bezeichnung angegeben: <office:annotation office:name="__Annotation__1197_2128942108"><dc:creator>Unbekannter Autor</dc:creator><dc:date>2019-10-06T23:07:33.326000000</dc:date><text:p text:style-name="P29"><text:span text:style-name="T104">NDLRI-3.1=</text:span><text:span text:style-name="T105">N</text:span><text:span text:style-name="T104">orthern </text:span><text:span text:style-name="T105">D</text:span><text:span text:style-name="T104">ragon Long Range Instruction Unit; 3. Staffel, 1. Rotte … oder so</text:span></text:p></office:annotation><text:span text:style-name="T6">ND</text:span>LRI-3.1<office:annotation-end office:name="__Annotation__1197_2128942108"/>“ „Aha.“ „Du hast keine Ahnung was ich das bedeuten soll?“ „Nee.“ „<text:span text:style-name="T6">ND</text:span>LRI-3.1 <text:span text:style-name="T7">ist eine Art ‘Anschrift‘, die Eingeweihten zeigt zu wem wir gehören.“ „Ihr seid wohl ziemlich straff organisiert, wie?“ „Worauf du einen lassen kannst.“, mischte Rotzbakke sich ein. Die restliche Fahrt versuchte Albus mehr über die Drachen herauszufinden, aber ohne Erfolg. Hicks lächelte, denn er erfuhr gerade dasselbe.</text:span></text:p>
      <text:p text:style-name="P11">Etwa eine Stunde später erreichen sie den Bahnhof von Hogwarts <text:span text:style-name="T8">mit dem Halbriesen Hagrid als übliches Empfangskomitee. Neben ihm standen mehrere stämmige Männer, die für Hicks eindeutig nach Ärger rochen. Aber erst mal machten sie sich gemeinsam mit den Erstklässlern auf den Weg zum Schloss. Wobei die Reiter feststellten, dass Albus die Wahrheit gesagt hatte. Waren Grobian, Haudrauf und Kotzbakke bereits ziemlich groß, so war Hagrid mindestens zwei Köpfe größer. Und auch das Schloss entsprach ziemlich Albus‘ Beschreibung. Raffnus pfiff durch die Zähne und Taffnus meinte nur: „Meine Fresse.“ Im Schloss wurden die Reiter von einer recht jungen und nervösen Lehrerin empfangen. Hagrid meinte zu ihr: „Ich überlass‘ die Zwerge jetzt dir, Anne.“. Dann wandte er sich zu den Reitern: „Und ihr kommt mit mir.“ „Hej, was ist mit uns? Wir sind ja nur hier wegen denen!“ mischte sich einer der stämmigen Herren ein. Hagrid bedeutete denen nur mitzukommen.</text:span></text:p>
      <text:p text:style-name="P23"><text:soft-page-break/>POV Hicks</text:p>
      <text:p text:style-name="P10"><text:span text:style-name="T8">Wir marschierten durch leere Gänge bis wir an einer Nische mit einer Adlerstatue ankamen. Hagrid stellte sich davon und sagte: „Felis silvetris“. Die Statue begann sich zu drehen und legte Treppenstufen offen. „Dann woll‘n wir mal, nich‘?“, meinte er nur zu uns und stellte sich auf eine der Stufen. Das ganze war eine sehr merkwürdige Erfahrung, stand man doch eigentlich stille und kam doch voran. Nach kurzer Zeit standen wir vor einer eher unscheinbaren, hohen Tür gegen die Hagrid nun pochte. Mit einem unheilvollen knarren öffnete sich die Tür. Als wir eintraten, staunten wir nicht schlecht: Wir hatten alle eher einen kleinen Raum als eine kleine Halle erwartet. Naja, alle außer Hagrid und den anderen Männern. Hinter einem überraschend schlichten Schreibtisch saß eine weißhaarige Frau von vielleicht siebzig Jahren, die sich nun erhob. Neben ihr stand ein ziemlich alter Mann. „Wie ich sehe, sind unsere Gäste eingetroffen.“, wandte sie sich an uns. Fischbein sprach sie an:„Guten Tag, Madam. Wir sind leider noch nicht vollzählig.“ „Nun, ich nehme dennoch an, dass sie zu Ende dieses Tages vollzählig sind. Weswegen sind eigentlich die Wirte aus Hogsmeade hier, Mr. Hagrid?“, gab die Frau zurück. „Ma‘am, meine Kollegen und ich protestieren gegen die Ankunft von Drachenreitern.“, richtete einer der Männer das Wort an die Frau. „Nun, Mister…?“ „Bagsley, Ma‘am.“ „Nun, Mr. Bagsley, diese Reiter sind auf Bitte des Ministeriums hier. Sollten ihnen durch deren Anwesenheit wirtschaftliche Schäden entstehen, wenden sie sich bitte an das Ministerium. Trotzdem kann ich ihr Sorgen verstehen.“ „Danke, für die Zeit und das Verständnis, Direktor. Auf Wiedersehen.“, verabschiedete sich der Mann und wandte sich zum gehen, nicht ohne uns einen abschätzigen Blick zuzuwerfen und Hagrid zuzunicken. Nun richtete sich die Aufmerksamkeit der Frau auf uns: „Ich denke, ihnen ist die Bedeutung ihrer Aufgabe bewusst. Dennoch komme möchte ich nicht nachlässig sein, was ihre Ausrüstung ist.“ „Wie meinen sie das?“, wollte Rotzbakke wissen. „Ihnen ist sicherlich aufgefallen, das Hogwarts als Schule etwas … ungewohnt ist. Das Ministerium möchte sie nicht ins kalte Wasser werfen, was diese Sache angeht.“ Astrid lachte auf und sagte zu ihr: „Frau Direktorin, sie reden wirklich gekonnt um den heißen Brei herum. Wir haben alle von ihrer ungewöhnlichen Schule bereits erfahren, und wir sind auch auf unsere Aufgaben vorbereitet worden.“ Damit zog sie ihren Zauberstab hervor. Die Direktorin sah, zu unserer (Schaden)Freude, ziemlich überrumpelt aus. „Nun, dann können wir uns ja die Einführung was das betrifft sparen. Dennoch würde unser Experte für Zauberstäbe gerne einen Blick auf ihre Stäbe werfen.“ Ich seufzte, zog meinen und reicht ihn ihr wortlos. „Vielen Dank. Würden die anderen bitte ihre Stäbe an Mr. Ollivander übergeben.“ Sie sagte das nicht wie eine Bitte, sondern eher wie einen Befehl. „Und wozu bitte?“ ließ sich Rotzbakke vernehmen. Der alte Mann erhob seine Stimme: „Die Überprüfung muss stattfinden, um etwaige Beeinträchtigungen der hiesigen Schutzzauber auszuschließen.“ Raffnus schnaubte und Astrid seufzte, reichte dem Mann aber ihren Stab. Er nahm Astrid den Stab aus der Hand, drehte ihn murmelnd hin und her. Mit </text:span><text:soft-page-break/><text:span text:style-name="T8">einem Nicken reichte er den Stab zurück. Das wiederholte er bei allen, wobei ihn etwas am Stab von Fischbein verwirrte. „Hm. Das ist interessant. In keinen ihrer Stäbe ist eine Spur von Drache zu finden. Auch ist die Zusammenstellung der Kerne, für britische Verhältnisse, recht unüblich.“ „Was vielleicht daran liegt, dass wir nicht unbedingt häufig die britischen Inseln besuchen.“ erklärte ich ihm „Aha. Ich kann aber leider nicht sagen, aus welcher Quelle diese Stäbe stammen.“ Astrid hob ihren Stab: „Vereinigte Staaten.“ Ich: „Australien.“ Raffnuss: „Indien.“ Taffnus: „Russland.“ Rotzbakke: „Bolivien.“ Fischbein: „Madagaskar. Sie brauchen sich keine Sorgen zu machen, wir kennen die wesentlichen Sprüche aus den jeweiligen Ländern.“ Die Direktorin nickte nur erleichtert: „Nun das das geklärt wäre, denke ich können wir uns zum Bankett begeben.“ Dem Angebot kamen wir gerne nach, knurrte uns allen mittlerweile gewaltig der Magen. Für ihr Alter legte die Dame ein ordentliches Tempo vor, während der Mr. Ollivander hinter uns hertrottete.</text:span></text:p>
      <text:p text:style-name="P12">Wir betraten den Speisesaal durch eine Seitentür, wo bereits ein unbesetzter Tisch auf uns wartete. Die Direktorin hingegen ging weiter auf einen quergestellten Tisch zu, vor dem ein Rednerpult stand. Sie stellte sich dahinter und erhob ihre Stimme: „Willkommen den neuen und alten Schülern. Den neuen Schülern möchte ich sagen, dass der Verbotene Wald nicht umsonst so heißt. Zudem lässt Mr. Janus alle Schüler daran erinnern, das gewisse Artikel aus Hogsmeade zu durchaus empfindlichen Strafen führen k<text:span text:style-name="T96">ö</text:span>nn<text:span text:style-name="T96">en</text:span>. Es ist ihnen vielleicht aufgefallen, dass ich erst spät zu ihnen gestoßen bin. Das hat einen guten Grund: Es gab in letzter Zeit beunruhigende Vorfälle, in denen Drachen beteiligt waren.“ Getuschel erfüllte die Halle. Die Direktorin erhob ihre Hände und bat um Ruhe. „Zum Schutz von Hogwarts wurden uns eine Abordnung des Drachenkorps gesandt.“ Das verwunderte Gemurmel wurde von einem hohen Pfeifen übertönt, auf den ein Lichtblitz am Kopf der Halle folgte. Durch den Blitz sah man die Silhouette eines sehr großen Drachen. Ich wandte meinen Blick an Rotzbakke, der seine Belustigung ziemlich offen zur Schau stellte. Die Direktorin hatte ziemlich damit zu tun, ihre Schüler zur Ruhe zu bewegen. Sie hatte es gerade geschafft, als sie uns die Überraschung heimzahlte: Wir sollten für dieses Jahr (und vielleicht auch weitere) als Lehrer an dieser Schule zu arbeiten. Wir knabberten noch an dieser Information, als es dreimal an dem Portal pochte.</text:p>
      <text:p text:style-name="P12">Die Direktorin machte nur eine Geste um das Portal zu öffnen und eine Schar in Kapuzen strömte in die Halle. An der Anspannung in den Körpern der Lehrer erkannte ich, dass sie eher unangenehme Erfahrungen mit Leuten in Kapuzen gemacht haben. <text:span text:style-name="T11">Uns war das Prozedere bereits bekannt: Unsere Freunde versuchten damit ihren Gastgeber zu beeindrucken.</text:span> An der Tür verteilten sich sechs der Leute und etwa alle fünf Meter blieben zwei stehen. Auffällig war an dieser Schar der erste Mensch: Er trug einen tief ins Gesicht gezogenen Hut. Er blieb vor dem Rednerpult stehen, salutierte und sprach: „Gruppenkommandant Fischer meldet sich zur Stelle. Ich möchte mich für etwaige Unannehmlichkeiten entschuldigen.“ Als er geendet hatte, zog er aus seinem Mantel ein versiegeltes <text:soft-page-break/>Schreiben. Mit spitzen Fingern nahm die Direktorin das Schreiben entgegen, öffnete und überflog es. „Ich heiße sie auf Hogwarts willkommen. Ich möchte sie bitten Platz zu nehmen und die Kopfbedeckungen abzunehmen.“ „Gilt das im Allgemeinen?“ „Unbedingt.“ Darauf hin machte er eine Geste, mit der die Leute ihre Kapuzen abnahmen und diejenigen an der Tür auf <text:span text:style-name="T99">einen bisher leeren</text:span> Tisch zukamen. Die Direktorin erhob wieder ihr Stimme: „Unsere Gäste werden sich morgen erklären, denn sie haben wie wir alle Hunger. Lassen es sie sich schmecken!“</text:p>
      <text:p text:style-name="P13">Mit diesen Worten deckten sich die Tische. Auf den Tischen der Schüler erschienen große Krüge mit einer komischen orangenen Flüssigkeit. Auf unserem Tisch hingegen stand nur ein kleiner, dafür war unser Braten um einiges größer. Fischer goß sich etwas von der orangenen Brühe in den Pokal, der vor ihm stand. Er nahm einen Schluck davon, verzog sein Gesicht und spuckte aus. Er reinigte seinen Pokal mit etwas Wasser aus einer anderen Karaffe, füllte seinen Pokal mit etwas Wasser und tippte mit seinem Finger dagegen. Wir warteten, bis er den Inhalt heruntergestürzt hatte. „Pfui Teufel. Erinnert ihr euch an den Ärger den ich in Gibraltar hatte?“, meinte er schaudernd. „Lebhaft.“, gab Astrid zurück. Fischer lächelte und schnippte gegen den Krug: „Selbes Zeug. Kürbiss<text:span text:style-name="T96">aft</text:span>, <office:annotation office:name="__Annotation__1200_2128942108"><dc:creator>Unbekannter Autor</dc:creator><dc:date>2019-10-06T23:15:28.933000000</dc:date><text:p text:style-name="P29"><text:span text:style-name="T104">Treffende Beschribung? Ich weiß nicht :confused:</text:span></text:p></office:annotation>süß aber ekelhaft<office:annotation-end office:name="__Annotation__1200_2128942108"/>. Lasst es euch schmecken.“ Und damit langten wir zu, schließlich war die An<text:span text:style-name="T103">reise</text:span> recht langwierig. <text:span text:style-name="T102">Fischer zog seinen Zauberstab in tippte gegen den vor ihm stehenden Krug.</text:span> <text:span text:style-name="T99">Die Umwandlung von Flüssigkeiten, noch dazu die Stumme, erforderte viel Ruhe und Übung, beides bekam man als Drachenreiter nicht so einfach.</text:span> Dennoch war der Festschmaus nicht von schlechten Eltern.</text:p>
      <text:p text:style-name="P13">Nach etwa einer Stunde gingen wir durch das Portal in die Eingangshalle, wo Fischer sich verwirrt um sich selbst drehte. Er fluchte in seiner Muttersprache, nicht ohne Grund: Sein Orientierungssinn war scheußlich. Ein Mann mittleren Alters stieß zu uns und stellte sich vor: „Mein Name ist Neville Longbottom. Ich bin Lehrer <text:span text:style-name="T103">hier, wir werden uns also häufiger begegnen</text:span>. Professor McGonagall hat mich gebeten ihre Unterkunft zu zeigen.“ Fischer nickte dankbar und bat ihn voran zu gehen. „<text:span text:style-name="T12">Ist es wahr, was man so hört: Die Drachen machen gemeinsame Sache mit den Dieben?“, fragte uns Neville nach einigen Metern. Fischbein schüttelte den Kopf: „Eher nicht. Hätte man uns berichtet, dass Vieh auf mysteriöse Weise verschwände, hätten wir Wilddrachen verdächtigt.“ Neville nickte nur. „Wann können wir mit der Arbeit beginnen?“, wandte Fischer sich an Neville. „Morgen, nach der Verteilung der Stundenpläne.“ „Nach der Verteilung von bitte was?“, machte Fischer. Ups, ich hätte es ihm beim Essen sagen sollen. Rotzbakke versuchte die Situation zu retten: „Ahm, Chef: Die haben uns auch erst kurz vor Essen davon erzählt.“ Statt des erwarteten Wutausbruchs winkte er nur müde ab und fing an in seinem Muttersprache zu murmeln. Diese Sprache beherrschten nur wenige aus unserer Staffel anständig. Einer von vielen Vorteilen des Lebens als Reiter: Man konnte sehr viele Sprachen lernen. Ich verstand von seinem Gemurmel jedoch genug um zu wissen, dass er unzufrieden war. Es war ein kurzer Weg zu unserer Unterkunft, offenbar ein ehemaliges </text:span><text:soft-page-break/><text:span text:style-name="T12">Klassenzimmer. Etwa zwanzig Betten standen darin, offenbar würde der Rest der Truppe die Nacht wo anders verbringen. Neville wünschte uns noch eine gute Nacht und schloss die Tür hinter sich. </text:span></text:p>
      <text:p text:style-name="P15">Unser Gepäck war bereits da und wir machten es uns bequem. Trotz des guten Essens und der stressigen Ankunft konnte ich nicht schlafen. Ich setzte mich auf und blickte mich um: Es waren noch mehr außer mir wach. Raffnus stieg neben mir aus ihrem Bett und sah mich an: „Kannst auch nicht schlafen?“ <text:span text:style-name="T13">Ich schüttelte den Kopf und strich mir durch die Haare. Fischer war auch wach und betrachtete die Szene stumm. Er saß an einem der Fenster, seine Waffen vor sich ausgebreitet. Offensichtlich half ihm auch sein „Schäfchen zählen“ nicht. Er seufzte, räumte seine Messer zusammen und ging Richtung Tür. Ich hatte macht mir nicht die Mühe was anzuziehen, da ich ohnehin in Hemd und Hose schlafe. Raffnuss, einige mehr und ich folgten Fischer nach draußen. Die Drachen hatten sich auf einem der großen Innenhöfe niedergelassen. Im laufe der Zeit würden die sich aber über mehrere Höfe verteilen. Zu viele Drachen auf einem Fleck bedeuten nur Chaos. Für einen Außenstehenden mussten die Drachen sehr merkwürdig liegen: Die Wanendrachen Hammerslag und Thorsglans waren ineinander verschlungen, Hakenzahn und Steinklops hatten sich wie Zahnlos und Sturmpfeil aneinander gekuschelt. Der Rest der Staffel hatte sich entweder um die sechs gruppiert oder zu eigenen Haufen formiert. </text:span></text:p>
      <text:p text:style-name="P22">Fischer trat zu den beiden Wanendrachen und klopfte gegen eines der Gelenke. Missmutig schnaubend hob einer der Drachen seinen Flügel und ließ ihn drunter schlüpfen. Astrid und ich gingen zu Sturmpfeil bzw. Zahnlos. Zahnlos hob neugierig seinen Kopf, war er ja auch in einer neuen Umgebung. Vorsichtig entfernte er sich von Sturmpfeil und stupste mich schnurrend an. Ein Nachtflug, warum nicht? Vielleicht kann ich dann endlich schlafen.</text:p>
      <text:p text:style-name="P14"/>
      <text:p text:style-name="P27">Kapitel 2: Unterricht ist eine Kunst</text:p>
      <text:p text:style-name="P25">POV: Fischer</text:p>
      <text:p text:style-name="P16">Der nächste Morgen begann für <text:span text:style-name="T15">uns</text:span> recht <text:span text:style-name="T14">anstrengend und früh, musste man doch Unterricht improvisieren. Vor allem wurmte mich die Frage wie sich das die hohen Herren vorgestellt haben: Was sollen wir bitte schön unterrichten? Drachenkunde? Sprachen? Navigation? Von wo auch immer die Direktorin den Befehl bekommen hatte, gesehen hab‘ ich ihn nicht. Ich vermute aber, dass ich den Befehl so schnell auch nicht zu sehen bekomme. Ich würde mich wohl an die Schulleiterin wenden müssen.</text:span></text:p>
      <text:p text:style-name="P17">Mason und Akarov, zwei unserer Geschirrmeister, würden den ersten und zweiten Jahrgang übernehmen; <text:span text:style-name="T100">O‘Reilly</text:span>, Hirokuj<text:span text:style-name="T101">a</text:span> und Waganobe von den Schützen den dritten und vierten; Hicks, Astrid, McDonugal und ich den fünften, sechsten und siebten. <text:span text:style-name="T17">Wir waren gerade mit der Besprechung fertig, als Professor McGonagall zu uns kam. „Was bitte wollen sie?“, knurrte ich. McGonagall war sichtlich überrascht. Ich nahm noch etwas Apfelsaft. In dieser Hinsicht ließen sich </text:span><text:soft-page-break/><text:span text:style-name="T17">die Leute nichts einfallen. McGonagall räusperte sich: „Chrm. Nun, sie scheinen von ihrer Aufgabe nicht gerade begeistert: Die Schüler im Kampf auszubilden.“ Ich verschluckte mich am Saft, keuchte und röchelte bis mir Greene auf den Rücken schlug. „Bitte was?“, keuchte ich. „Es hat einige unglückliche Entwicklungen in der Muggelwelt gegeben: Die unerklärlichen Angriffe auf Muggel vor neunzehn Jahren, schwere Verwüstungen in Teilen des Landes und das ebenso abrupte Ende dieser Taten haben einige Fragen aufgeworfen. Bisher konnte das Regierungsoberhaupt der Muggel die Fragen auf ‘interne Gangstreitigkeiten‘ abwälzen. Jedoch kommt der Vater eines Schülers demnächst an eine machtvolle Position und er möchte unsere … Fähigkeiten einschätzen.“ Akarov lachte auf und meinte zu mir: „Oj, ich chann mjr denken, wo das chinfürht: Dieser Tüp will eine Musterung macken. </text:span><text:span text:style-name="T18">Я неправ ?</text:span><text:span text:style-name="T19"> (Ja nipraw </text:span><text:span text:style-name="T21">≈ Liege ich falsch?)“ </text:span><text:span text:style-name="T22">McGonagall brauchte einen Augenblick und meinte dann: „Nein.“, ich griff mir an den Kopf. Das konnte lustig werden. Auf meine Frage nach der Sportlichkeit der Schüler bekam ich nur ein Schulterzucken. Ein Blick auf den Stundenplan offenbarte, dass wir ein Problem bekommen würden: Die Planer waren von </text:span><text:span text:style-name="T75">etwa</text:span><text:span text:style-name="T22"> einem </text:span><text:span text:style-name="T75">halbem dutzend </text:span><text:span text:style-name="T22">und nicht einer Staffel potentieller Lehrer ausgegangen. Mit unserer „Überzahl“ konnten wir mehrere Stunden gleichzeitig abhalten, ohne Probleme zu bekommen. </text:span><text:span text:style-name="T23">Das war aber im Stundenplan nicht so vorgesehen. „Gut“, sagte Wanagobe zu mir, „</text:span><text:span text:style-name="T24">Wer hat als erstes Unterricht?“ „Wie jetzt?“, machte Hicks. „</text:span><text:span text:style-name="T25">Ich glaube Wanagobe wollte wissen, wer von uns als den ersten Unterricht geben wird, oder ?“, meinte Mason. </text:span><text:span text:style-name="T26">Ich nickte, Astrid </text:span><text:span text:style-name="T27">griff sich einen Stundenplan und meinte: „In etwa anderthalb Stunden, Jahrgang sieben, Rawenclaw und Slytherin.“ Zeit zu Organisieren: Mit McDonugal wurde ausgemacht den Stundenplan anzupassen, </text:span><text:span text:style-name="T28">Hicks und ich würden einen geeigneten Unterrichtsort suchen und Astrid würde die Schüler abfangen.</text:span></text:p>
      <text:p text:style-name="P18"><text:span text:style-name="T20">Anderthalb Stunden später strömten </text:span><text:span text:style-name="T29">zwischen vierzig und fünfzig Schüler durch das Haupttor auf den Rasen, lediglich mit Zauberstäben ausgerüstet. </text:span><text:span text:style-name="T30">Hicks und ich hatten zwischenzeitlich das Quidditch-Feld zum Übungsort erkoren. </text:span><text:span text:style-name="T31">Tuschelnd folgte uns die Klasse. Auf dem Feld angekommen </text:span><text:span text:style-name="T32">erklärte ich ihnen: „In Ordnung, Ladies und Gentlemen. </text:span><text:span text:style-name="T33">Es ist ihnen </text:span><text:span text:style-name="T35">sicherlich </text:span><text:span text:style-name="T33">nicht entgangen, dass wir </text:span><text:span text:style-name="T34">nicht üblicherweise an dieser Schule sind. </text:span><text:span text:style-name="T36">Vielmehr sind wir h</text:span><text:span text:style-name="T37">ier um </text:span><text:span text:style-name="T38">sie auf eine Herausforderung vorzubereiten: </text:span><text:span text:style-name="T39">Eine Musterung durch einen </text:span><text:span text:style-name="T40">Abgesandten der </text:span><text:span text:style-name="T75">Streitkräfte </text:span><text:span text:style-name="T86">des </text:span><text:span text:style-name="T94">V</text:span><text:span text:style-name="T86">ereinigten Königreichs</text:span><text:span text:style-name="T40"> zu bestehen! Aber zu erst möchten wir sehen was ihr könnt. </text:span><text:span text:style-name="T41">Legt eure Umhänge ab und dann: </text:span><text:span text:style-name="T40">Zehn Runden ums Feld!“ </text:span><text:span text:style-name="T76">Etwa </text:span><text:span text:style-name="T79">zwanzig Minuten</text:span><text:span text:style-name="T76"> </text:span><text:span text:style-name="T41">später standen wir vor </text:span><text:span text:style-name="T42">einer Meute </text:span><text:span text:style-name="T41">verschwi</text:span><text:span text:style-name="T42">tzter und schnaufender Schüler. </text:span><text:span text:style-name="T94">Ich war nicht überrascht, in so einem Gemäuer musste man sich zwangsläufig eine annehmbare Kondition zulegen. Auch</text:span><text:span text:style-name="T42"> McDonugal meinte anerkennend: „Das war </text:span><text:span text:style-name="T79">für den Anfang </text:span><text:span text:style-name="T42"><text:s/>nicht schlecht.“, </text:span><text:span text:style-name="T43">mahnte aber: „Z</text:span><text:span text:style-name="T42">um </text:span><text:span text:style-name="T79">B</text:span><text:span text:style-name="T42">estehen müsst ihr </text:span><text:span text:style-name="T43">etwa die </text:span><text:span text:style-name="T92">doppelte</text:span><text:span text:style-name="T43"> Strecke in maximal zehn Minuten zurücklegen! Wir haben noch einiges zu tun!“ </text:span><text:span text:style-name="T94">Dann</text:span><text:span text:style-name="T44"> kam </text:span><text:span text:style-name="T94">eine</text:span><text:span text:style-name="T44"> Tragödie </text:span><text:span text:style-name="T94">von</text:span><text:span text:style-name="T44"> Liegestützen, Rumpfbeugen und Last heben. </text:span><text:span text:style-name="T45">Das würde eine </text:span><text:soft-page-break/><text:span text:style-name="T45">Menge Arbeit werden, mussten sie doch vorbereitet sein. </text:span><text:span text:style-name="T46">Am Ende des Unterrichts waren alle </text:span><text:span text:style-name="T47">verschwitzt und außer Atem.</text:span></text:p>
      <text:p text:style-name="P18"><text:span text:style-name="T47">Während die Schüler duschen gingen (keiner mag einen verschwitzten Haufen unterrichten) </text:span><text:span text:style-name="T76">und nebenher feststellen mussten das die Duschen nicht für so einen Ansturm gemacht waren</text:span><text:span text:style-name="T47">, marschierte ich zu McGonagall um ihr das Problem am Unterricht zu erläutern: Bis etwa zum vierten Jahrgang können wir die Schüler mehr oder weniger problemlos aus</text:span><text:span text:style-name="T48">bilden, danach wird es kompliziert. </text:span><text:span text:style-name="T49">Rein zeitlich </text:span><text:span text:style-name="T50">würde das durch die “Z.A.G“s </text:span><text:span text:style-name="T51">wohl schwieriger werden und vom siebten Jahrgang wollte ich gar nicht erst anfangen. </text:span><text:span text:style-name="T52">Zum </text:span><text:span text:style-name="T51">Stichwort “U.T.Z“ </text:span><text:span text:style-name="T52">wurde McGonagall nervös, ich konnte sie zwar beruhigen aber die Schüler des letzten Jahrgangs werden sich auf ein hartes Jahr einstellen </text:span><text:span text:style-name="T75">müssen</text:span><text:span text:style-name="T52">. „Wie weit sollen die Schüler denn sein, wenn die Musterung kommt ?“, fragte ich sie nach etwa einer halben Stunde. „Nun, ich würde es vorziehen, wenn die Schüler sich auch auf nichtmagische Weise verteidigen könnten.“ „Inwiefern?“, auf einen verwirrten Blick verbesserte ich, „Waffenlos? Messer? Schlagstock? Anderes?“ „</text:span><text:span text:style-name="T53">Mit dem Messer umgehen zu können, stelle ich mir </text:span><text:span text:style-name="T54">als sin</text:span><text:span text:style-name="T67">n</text:span><text:span text:style-name="T54">voll vor.“ „</text:span><text:span text:style-name="T55">Mit Messer meine ich das Ding hier“, sagte ich zu ihr und legt meine Hand um den Schwertknauf. </text:span><text:span text:style-name="T56">McGonagall </text:span><text:span text:style-name="T57">verzog das Gesicht und stammelte: „</text:span><text:span text:style-name="T58">Geht das auch eine Nummer kleiner?“ </text:span><text:span text:style-name="T59">Ich </text:span><text:span text:style-name="T60">schenkte ihr ein schiefes Grinsen, wodurch sich McGonagall enspannte. Was ich ihr aber nicht erklärt hatte, war </text:span><text:span text:style-name="T61">die </text:span><text:span text:style-name="T62">nun explodierte </text:span><text:span text:style-name="T61">Personalmenge. </text:span><text:span text:style-name="T62">Also nochmal knobeln, nur mit der ganzen Mannschaft. </text:span><text:span text:style-name="T63">Hoffentlich können wir das ganze irgendwie </text:span><text:span text:style-name="T64">möglich machen, ohne un</text:span><text:span text:style-name="T65">seren Dienst zu sehr </text:span><text:span text:style-name="T66">zu vernachlässigen. Als ich zur Truppe stieß, und ihnen von der Situation erzählte, brachte Jarlsson </text:span><text:span text:style-name="T68">es </text:span><text:span text:style-name="T66">auf den Punkt: „Was für eine Scheiße!“ In der Nacht gab es </text:span><text:span text:style-name="T76">viele</text:span><text:span text:style-name="T66"> lange Diskussionen und wenig </text:span><text:span text:style-name="T76">kurzen</text:span><text:span text:style-name="T66"> Schlaf.</text:span></text:p>
      <text:p text:style-name="P28"><text:span text:style-name="T66">K</text:span><text:span text:style-name="T20">apitel 3: Kampferfahrungen</text:span></text:p>
      <text:p text:style-name="P26">POV: Albus</text:p>
      <text:p text:style-name="P21"><text:span text:style-name="T20">Die Ankunft der Flieger hat Hogwarts ziemlich aufgewühlt. Auch weil sich der Stundenplan im ersten Monat mehr als ein mal änderte. </text:span><text:span text:style-name="T85">Ein Ereignis, dass es bisher nur selten gab. So wurden </text:span><text:span text:style-name="T86">neue Fächer eingeführt, wegen diesen Typs von den </text:span><text:span text:style-name="T95">Streitkräften. </text:span><text:span text:style-name="T20">Mir kamen die Übungen schon anstrengend vor, James hatte wohl mehr zu kämpfen. </text:span><text:span text:style-name="T69">Bei uns betrafen die Übungen mehr die Grundlagen wie Ausdauer, Kraft, Beweglichkeit und etwas das sich „Unbewaffneter Nahkampf“ nannte. Der </text:span><text:span text:style-name="T80">Professor</text:span><text:span text:style-name="T69"> hatte zu Anfang des „Unterrichts“ gesagt: „Ich werde euch trimmen und in den Nahkampf einführen, aber: Bekomme ich mit, dass ihr euch außerhalb dieses Unterrichts prügelt, kann ich für nichts garantieren! Fischer kann sowas nicht leiden und nebenbei kann das böse ins Auge gehen!“ </text:span></text:p>
      <text:p text:style-name="P21"><text:span text:style-name="T70">Der <text:s/></text:span><text:span text:style-name="T76">Professor</text:span><text:span text:style-name="T70"> war ein stämmiger Mittvierziger mit leicht gebräunter Haut und einer komischen Frisur: </text:span><text:span text:style-name="T71">Seine Haare waren in regelmäßigen Abständen rasier</text:span><text:span text:style-name="T72">t. </text:span><text:span text:style-name="T73">Das war am Anfang ungewohnt aber die meisten der Korpsleute tragen sowieso die Haare wie sie wollen, </text:span><text:span text:style-name="T74">also warum aufregen? </text:span><text:span text:style-name="T76">Sein </text:span><text:soft-page-break/><text:span text:style-name="T76">Name war O‘Reilly, ob wohl er gar nichts irisches an sich hatte. </text:span><text:span text:style-name="T78">Im Lauf de</text:span><text:span text:style-name="T81">s</text:span><text:span text:style-name="T78"> Monats kam heraus, das er von seinen Kameraden „Apache“ gerufen wurde, wobei der Kommandant der Staffel den Name komisch betonte. Jeder von den Schülern fragte sich warum.</text:span><text:span text:style-name="T76"> </text:span><text:span text:style-name="T72"><text:s/></text:span></text:p>
      <text:p text:style-name="P20"><text:span text:style-name="T76">Der Professor für den sportlichen Teil (also mit Ausdauer, Kraft und Beweglichkeit) war eine schlanke, ebenfalls leicht gebräunte junge Frau </text:span><text:span text:style-name="T77">mit dem Namen David. Sie sagte uns aber zu unseren ersten Stunde: „Sprecht mich bitte mit Esther an. ‘Mrs. David‘ wird höchstens meine Mutter genannt und </text:span><text:span text:style-name="T95">damit fühle ich mich alt</text:span><text:span text:style-name="T77">.“</text:span></text:p>
      <text:p text:style-name="P20"><text:span text:style-name="T74"><text:s/></text:span><text:span text:style-name="T78">Auch wenn der Unterricht hart war und gelegentlich fast Folter, </text:span><text:span text:style-name="T76">kann ich über unsere Lehrer nichts schlechtes sagen. <text:s/></text:span><text:span text:style-name="T80">Der Unterricht von </text:span><text:span text:style-name="T79">Professor </text:span><text:span text:style-name="T80">David</text:span><text:span text:style-name="T79"> </text:span><text:span text:style-name="T80">bescherte uns gerade im ersten Monat jedes mal Muskelkater. Einige hatten einen deratigen Muskelkater, dass sich kaum aus dem Bett erheben konnten. Zwar hatte ich auch einige böse Muskelkater, aber verglichen mit </text:span><text:span text:style-name="T88">dem Unterricht von Professor </text:span><text:span text:style-name="T80">O‘Reilly das noch schwach. </text:span><text:span text:style-name="T81">Nein, bei Professor O‘Reilly gab es zwar weniger Muskelkater, dafür mehr blaue Flecke. </text:span><text:span text:style-name="T88">Die taten zwar weniger weh, dafür hatte man länger was von ihnen.</text:span><text:span text:style-name="T81"> </text:span><text:span text:style-name="T82">Die Übung liefen meistens </text:span><text:span text:style-name="T83">nach dem selben Muster ab: Nach der Erwärmung </text:span><text:span text:style-name="T84">wurden </text:span><text:span text:style-name="T93">einige Elemente</text:span><text:span text:style-name="T84"> letzten Lektionen im Schnelldurchlauf wiederholt. Danach wurde eine neue Bewegung eingeführt und diese bis zur Zufriedenheit von Professor O‘Reilly geübt. Den </text:span><text:span text:style-name="T85">S</text:span><text:span text:style-name="T84">chluss jeder Stunde bildete ein Übungskampf gegen Mitschüler oder </text:span><text:span text:style-name="T85">junge </text:span><text:span text:style-name="T84">Crewmitglieder. </text:span><text:span text:style-name="T85">O‘Reilly </text:span><text:span text:style-name="T87">musste seine </text:span><text:span text:style-name="T93">A</text:span><text:span text:style-name="T87">nvertrauten zur Zurückhaltung ermahnt haben. Jedenfalls wurden unsere Angriffe immer abgewehrt, aber niemals beantwortet. </text:span><text:span text:style-name="T88">Zu dem ersten Lektionen gehörte der Faustschlag. Hört sich dämlich an, oder? Tatsache ist: Ein wohl platzierter Faustschlag ist eine gute Ablenkung. Professor O‘Reilly erklärte uns das so: „</text:span><text:span text:style-name="T89">Ein Faustschlag ist der intuitivste Angriff, den wir zu bieten haben. Über die Wirksamkeit entscheiden einzig die Kraft und der Treffpunkt. </text:span><text:span text:style-name="T90">Ein Schlag zum Zwerchfell etwa“, er </text:span><text:span text:style-name="T91">führte einen Faustschlag in die Mitte seines Oberkörpers aus, „kann <text:s/></text:span><text:span text:style-name="T93">bei </text:span><text:span text:style-name="T91">einem untrainierten die Atmung </text:span><text:span text:style-name="T93">quasi blockieren</text:span><text:span text:style-name="T91"> und </text:span><text:span text:style-name="T95">euch Zeit verschaffen. Und auch für einen trainierten ist so ein Angriff nicht angenehm. Ich erwarte nicht von euch</text:span><text:span text:style-name="T91">, </text:span><text:span text:style-name="T95">dass ihr zum Ende dieses Jahres gegen einen Royal Marine antreten könnt aber ihr solltet euch in eurer Haut wehren kö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1:48:49.028000000</meta:creation-date>
    <dc:date>2019-10-06T23:28:00.326000000</dc:date>
    <meta:editing-duration>P11DT15M20S</meta:editing-duration>
    <meta:editing-cycles>54</meta:editing-cycles>
    <meta:generator>LibreOffice/6.1.6.3$Windows_X86_64 LibreOffice_project/5896ab1714085361c45cf540f76f60673dd96a72</meta:generator>
    <meta:document-statistic meta:table-count="0" meta:image-count="0" meta:object-count="0" meta:page-count="10" meta:paragraph-count="36" meta:word-count="4593" meta:character-count="30038" meta:non-whitespace-character-count="25466"/>
  </office:meta>
</office:document-meta>
</file>